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06e193"/>
    </style:style>
    <style:style style:name="P2" style:family="paragraph" style:parent-style-name="Text_20_body">
      <style:paragraph-properties fo:text-align="justify" style:justify-single-word="false"/>
      <style:text-properties officeooo:paragraph-rsid="00592218"/>
    </style:style>
    <style:style style:name="P3" style:family="paragraph" style:parent-style-name="Text_20_body">
      <style:paragraph-properties fo:text-align="justify" style:justify-single-word="false"/>
      <style:text-properties officeooo:rsid="0006e193" officeooo:paragraph-rsid="0006e193"/>
    </style:style>
    <style:style style:name="P4" style:family="paragraph" style:parent-style-name="Text_20_body">
      <style:paragraph-properties fo:line-height="150%"/>
      <style:text-properties officeooo:rsid="0008c052" officeooo:paragraph-rsid="0008c052"/>
    </style:style>
    <style:style style:name="P5" style:family="paragraph" style:parent-style-name="Text_20_body">
      <style:paragraph-properties fo:line-height="150%" fo:text-align="justify" style:justify-single-word="false"/>
      <style:text-properties officeooo:rsid="000ef3c6" officeooo:paragraph-rsid="000ef3c6"/>
    </style:style>
    <style:style style:name="P6" style:family="paragraph" style:parent-style-name="Text_20_body">
      <style:text-properties officeooo:paragraph-rsid="003dbd6e"/>
    </style:style>
    <style:style style:name="P7" style:family="paragraph" style:parent-style-name="Text_20_body">
      <style:text-properties officeooo:rsid="004a6119" officeooo:paragraph-rsid="00470614"/>
    </style:style>
    <style:style style:name="P8" style:family="paragraph" style:parent-style-name="Text_20_body">
      <style:text-properties officeooo:rsid="004a6119" officeooo:paragraph-rsid="004a6119"/>
    </style:style>
    <style:style style:name="P9" style:family="paragraph" style:parent-style-name="Text_20_body">
      <style:paragraph-properties fo:line-height="150%"/>
      <style:text-properties officeooo:rsid="00364269" officeooo:paragraph-rsid="00364269"/>
    </style:style>
    <style:style style:name="P10" style:family="paragraph" style:parent-style-name="Text_20_body">
      <style:text-properties officeooo:rsid="00470614" officeooo:paragraph-rsid="00470614"/>
    </style:style>
    <style:style style:name="P11" style:family="paragraph" style:parent-style-name="Text_20_body">
      <style:paragraph-properties fo:text-align="justify" style:justify-single-word="false"/>
      <style:text-properties fo:color="#000000" fo:font-style="normal" style:text-underline-style="none" officeooo:rsid="004e1ef4" officeooo:paragraph-rsid="004e1ef4" style:font-style-asian="normal" style:font-style-complex="normal"/>
    </style:style>
    <style:style style:name="P12" style:family="paragraph" style:parent-style-name="Text_20_body">
      <style:text-properties officeooo:paragraph-rsid="004e8edd"/>
    </style:style>
    <style:style style:name="P13" style:family="paragraph" style:parent-style-name="Text_20_body">
      <style:text-properties officeooo:paragraph-rsid="00364269"/>
    </style:style>
    <style:style style:name="P14" style:family="paragraph" style:parent-style-name="Text_20_body">
      <style:paragraph-properties fo:line-height="150%" fo:text-align="justify" style:justify-single-word="false"/>
      <style:text-properties officeooo:paragraph-rsid="0030d9e4"/>
    </style:style>
    <style:style style:name="P15" style:family="paragraph" style:parent-style-name="Text_20_body">
      <style:paragraph-properties fo:line-height="150%" fo:text-align="justify" style:justify-single-word="false"/>
      <style:text-properties officeooo:paragraph-rsid="002e3735"/>
    </style:style>
    <style:style style:name="P16" style:family="paragraph" style:parent-style-name="Text_20_body">
      <style:paragraph-properties fo:line-height="150%" fo:text-align="justify" style:justify-single-word="false"/>
      <style:text-properties officeooo:paragraph-rsid="005d90dc"/>
    </style:style>
    <style:style style:name="P17" style:family="paragraph" style:parent-style-name="Text_20_body">
      <style:paragraph-properties fo:text-align="justify" style:justify-single-word="false"/>
      <style:text-properties fo:color="#000080" fo:font-style="italic" officeooo:paragraph-rsid="00592218" style:font-style-asian="italic" style:font-style-complex="italic"/>
    </style:style>
    <style:style style:name="P18" style:family="paragraph" style:parent-style-name="Text_20_body">
      <style:paragraph-properties fo:text-align="justify" style:justify-single-word="false"/>
      <style:text-properties officeooo:rsid="0053c800" officeooo:paragraph-rsid="0053c800"/>
    </style:style>
    <style:style style:name="P19" style:family="paragraph" style:parent-style-name="Text_20_body">
      <style:paragraph-properties fo:text-align="justify" style:justify-single-word="false"/>
      <style:text-properties officeooo:rsid="0054e0b0" officeooo:paragraph-rsid="0054e0b0"/>
    </style:style>
    <style:style style:name="P20" style:family="paragraph" style:parent-style-name="Text_20_body">
      <style:text-properties officeooo:rsid="00608224" officeooo:paragraph-rsid="00608224"/>
    </style:style>
    <style:style style:name="P21" style:family="paragraph" style:parent-style-name="Text_20_body">
      <style:text-properties officeooo:rsid="0061cd9f" officeooo:paragraph-rsid="0061cd9f"/>
    </style:style>
    <style:style style:name="P22" style:family="paragraph" style:parent-style-name="Normal0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officeooo:paragraph-rsid="0023e1c1" fo:hyphenate="false" fo:hyphenation-remain-char-count="2" fo:hyphenation-push-char-count="2" loext:hyphenation-no-caps="false"/>
    </style:style>
    <style:style style:name="P23" style:family="paragraph" style:parent-style-name="Normal0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023e1c1" fo:hyphenate="false" fo:hyphenation-remain-char-count="2" fo:hyphenation-push-char-count="2" loext:hyphenation-no-caps="false"/>
    </style:style>
    <style:style style:name="P24" style:family="paragraph" style:parent-style-name="Normal0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color="#000000" officeooo:rsid="001761cb" officeooo:paragraph-rsid="0023e1c1" fo:background-color="transparent" fo:hyphenate="false" fo:hyphenation-remain-char-count="2" fo:hyphenation-push-char-count="2" loext:hyphenation-no-caps="false"/>
    </style:style>
    <style:style style:name="P25" style:family="paragraph" style:parent-style-name="Normal0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color="#000000" officeooo:rsid="00127d28" officeooo:paragraph-rsid="0023e1c1" fo:background-color="transparent" fo:hyphenate="false" fo:hyphenation-remain-char-count="2" fo:hyphenation-push-char-count="2" loext:hyphenation-no-caps="false"/>
    </style:style>
    <style:style style:name="P26" style:family="paragraph" style:parent-style-name="Normal0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fo:color="#000000" officeooo:rsid="00127d28" officeooo:paragraph-rsid="0023e1c1" fo:background-color="transparent" fo:hyphenate="false" fo:hyphenation-remain-char-count="2" fo:hyphenation-push-char-count="2" loext:hyphenation-no-caps="false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text-align="justify" style:justify-single-word="false"/>
      <style:text-properties officeooo:rsid="0005521a" officeooo:paragraph-rsid="0005521a"/>
    </style:style>
    <style:style style:name="P32" style:family="paragraph" style:parent-style-name="Heading_20_1" style:list-style-name="">
      <style:paragraph-properties fo:text-align="justify" style:justify-single-word="false"/>
      <style:text-properties officeooo:rsid="0005521a" officeooo:paragraph-rsid="0005521a"/>
    </style:style>
    <style:style style:name="P33" style:family="paragraph" style:parent-style-name="Heading_20_1" style:list-style-name="">
      <style:text-properties officeooo:paragraph-rsid="0006e193"/>
    </style:style>
    <style:style style:name="P34" style:family="paragraph" style:parent-style-name="Heading_20_1" style:list-style-name="">
      <style:text-properties officeooo:rsid="0006e193" officeooo:paragraph-rsid="0006e193"/>
    </style:style>
    <style:style style:name="P35" style:family="paragraph" style:parent-style-name="Heading_20_1">
      <style:paragraph-properties fo:text-align="justify" style:justify-single-word="false" fo:break-before="page"/>
      <style:text-properties officeooo:rsid="0005521a" officeooo:paragraph-rsid="0005521a"/>
    </style:style>
    <style:style style:name="P36" style:family="paragraph" style:parent-style-name="Heading_20_1">
      <style:paragraph-properties fo:break-before="page"/>
      <style:text-properties officeooo:rsid="0006e193" officeooo:paragraph-rsid="0006e193"/>
    </style:style>
    <style:style style:name="P37" style:family="paragraph" style:parent-style-name="Heading_20_1">
      <style:paragraph-properties fo:break-before="page"/>
      <style:text-properties officeooo:rsid="0008c052" officeooo:paragraph-rsid="0008c052"/>
    </style:style>
    <style:style style:name="P38" style:family="paragraph" style:parent-style-name="Heading_20_1">
      <style:paragraph-properties fo:break-before="page"/>
      <style:text-properties officeooo:rsid="00608224" officeooo:paragraph-rsid="00608224"/>
    </style:style>
    <style:style style:name="P39" style:family="paragraph" style:parent-style-name="Heading_20_2">
      <style:paragraph-properties fo:line-height="150%"/>
      <style:text-properties officeooo:rsid="0008c052" officeooo:paragraph-rsid="0008c052"/>
    </style:style>
    <style:style style:name="P40" style:family="paragraph" style:parent-style-name="Heading_20_2">
      <style:paragraph-properties fo:line-height="150%"/>
      <style:text-properties officeooo:rsid="000bbd47" officeooo:paragraph-rsid="000bbd47"/>
    </style:style>
    <style:style style:name="P41" style:family="paragraph" style:parent-style-name="Heading_20_2">
      <style:paragraph-properties fo:line-height="150%"/>
      <style:text-properties officeooo:rsid="000c94c3" officeooo:paragraph-rsid="000c94c3"/>
    </style:style>
    <style:style style:name="P42" style:family="paragraph" style:parent-style-name="Heading_20_2">
      <style:text-properties officeooo:rsid="00608224" officeooo:paragraph-rsid="00608224"/>
    </style:style>
    <style:style style:name="P43" style:family="paragraph" style:parent-style-name="Heading_20_2">
      <style:paragraph-properties fo:line-height="150%" fo:break-before="page"/>
      <style:text-properties officeooo:rsid="000c94c3" officeooo:paragraph-rsid="000c94c3"/>
    </style:style>
    <style:style style:name="P44" style:family="paragraph" style:parent-style-name="Heading_20_3">
      <style:text-properties officeooo:rsid="0061cd9f" officeooo:paragraph-rsid="0061cd9f"/>
    </style:style>
    <style:style style:name="P45" style:family="paragraph" style:parent-style-name="Heading_20_3">
      <style:text-properties officeooo:rsid="0062588a" officeooo:paragraph-rsid="0062588a"/>
    </style:style>
    <style:style style:name="P46" style:family="paragraph" style:parent-style-name="Heading_20_4">
      <style:text-properties officeooo:rsid="0038bd31" officeooo:paragraph-rsid="0038bd31"/>
    </style:style>
    <style:style style:name="P47" style:family="paragraph" style:parent-style-name="Heading_20_4">
      <style:text-properties officeooo:rsid="0038bd31" officeooo:paragraph-rsid="004cc18e"/>
    </style:style>
    <style:style style:name="P48" style:family="paragraph" style:parent-style-name="Heading_20_4">
      <style:text-properties officeooo:paragraph-rsid="0038bd31"/>
    </style:style>
    <style:style style:name="P49" style:family="paragraph" style:parent-style-name="Text_20_body" style:list-style-name="L1">
      <style:paragraph-properties fo:line-height="150%"/>
      <style:text-properties officeooo:rsid="0009ec80" officeooo:paragraph-rsid="0009ec80"/>
    </style:style>
    <style:style style:name="P50" style:family="paragraph" style:parent-style-name="Text_20_body" style:list-style-name="L2">
      <style:text-properties fo:color="#c9211e" fo:font-weight="bold" officeooo:rsid="00608224" officeooo:paragraph-rsid="00608224" style:font-weight-asian="bold" style:font-weight-complex="bold"/>
    </style:style>
    <style:style style:name="P51" style:family="paragraph" style:parent-style-name="Text_20_body" style:list-style-name="L2">
      <style:text-properties fo:color="#00a933" fo:font-weight="bold" officeooo:rsid="0061cd9f" officeooo:paragraph-rsid="0061cd9f" style:font-weight-asian="bold" style:font-weight-complex="bold"/>
    </style:style>
    <style:style style:name="P52" style:family="paragraph" style:parent-style-name="Text_20_body" style:list-style-name="L2">
      <style:text-properties fo:color="#00a933" fo:font-weight="bold" officeooo:rsid="00608224" officeooo:paragraph-rsid="00608224" style:font-weight-asian="bold" style:font-weight-complex="bold"/>
    </style:style>
    <style:style style:name="P53" style:family="paragraph" style:parent-style-name="Text_20_body" style:list-style-name="L2">
      <style:text-properties fo:color="#800080" fo:font-weight="bold" officeooo:rsid="00608224" officeooo:paragraph-rsid="00608224" style:font-weight-asian="bold" style:font-weight-complex="bold"/>
    </style:style>
    <style:style style:name="P54" style:family="paragraph" style:parent-style-name="Text_20_body" style:list-style-name="L2">
      <style:text-properties fo:color="#2a6099" fo:font-weight="bold" officeooo:rsid="00608224" officeooo:paragraph-rsid="00608224" style:font-weight-asian="bold" style:font-weight-complex="bold"/>
    </style:style>
    <style:style style:name="P55" style:family="paragraph" style:parent-style-name="Text_20_body">
      <style:text-properties officeooo:paragraph-rsid="0062588a"/>
    </style:style>
    <style:style style:name="T1" style:family="text">
      <style:text-properties officeooo:rsid="0005521a"/>
    </style:style>
    <style:style style:name="T2" style:family="text">
      <style:text-properties officeooo:rsid="0006e193"/>
    </style:style>
    <style:style style:name="T3" style:family="text">
      <style:text-properties officeooo:rsid="00113ada"/>
    </style:style>
    <style:style style:name="T4" style:family="text">
      <style:text-properties officeooo:rsid="00119dab"/>
    </style:style>
    <style:style style:name="T5" style:family="text">
      <style:text-properties officeooo:rsid="00130a3d"/>
    </style:style>
    <style:style style:name="T6" style:family="text">
      <style:text-properties fo:color="#000000" officeooo:rsid="00137054"/>
    </style:style>
    <style:style style:name="T7" style:family="text">
      <style:text-properties fo:color="#000000" officeooo:rsid="00127d28"/>
    </style:style>
    <style:style style:name="T8" style:family="text">
      <style:text-properties fo:color="#000000" fo:background-color="transparent" loext:char-shading-value="0"/>
    </style:style>
    <style:style style:name="T9" style:family="text">
      <style:text-properties fo:color="#000000" officeooo:rsid="001e053e" fo:background-color="transparent" loext:char-shading-value="0"/>
    </style:style>
    <style:style style:name="T10" style:family="text">
      <style:text-properties fo:color="#000000" officeooo:rsid="00156c94" fo:background-color="transparent" loext:char-shading-value="0"/>
    </style:style>
    <style:style style:name="T11" style:family="text">
      <style:text-properties fo:color="#000000" officeooo:rsid="00127d28" fo:background-color="transparent" loext:char-shading-value="0"/>
    </style:style>
    <style:style style:name="T12" style:family="text">
      <style:text-properties fo:color="#000000" officeooo:rsid="00137054" fo:background-color="transparent" loext:char-shading-value="0"/>
    </style:style>
    <style:style style:name="T13" style:family="text">
      <style:text-properties fo:color="#000000" officeooo:rsid="00156c94"/>
    </style:style>
    <style:style style:name="T14" style:family="text">
      <style:text-properties officeooo:rsid="002b9158"/>
    </style:style>
    <style:style style:name="T15" style:family="text">
      <style:text-properties officeooo:rsid="002e3735"/>
    </style:style>
    <style:style style:name="T16" style:family="text">
      <style:text-properties officeooo:rsid="0030d9e4"/>
    </style:style>
    <style:style style:name="T17" style:family="text">
      <style:text-properties officeooo:rsid="00368a48"/>
    </style:style>
    <style:style style:name="T18" style:family="text">
      <style:text-properties officeooo:rsid="0038bd31"/>
    </style:style>
    <style:style style:name="T19" style:family="text">
      <style:text-properties officeooo:rsid="003ac65f"/>
    </style:style>
    <style:style style:name="T20" style:family="text">
      <style:text-properties officeooo:rsid="003dbd6e"/>
    </style:style>
    <style:style style:name="T21" style:family="text">
      <style:text-properties officeooo:rsid="003e437c"/>
    </style:style>
    <style:style style:name="T22" style:family="text">
      <style:text-properties style:font-name="Liberation Sans" fo:font-size="14.1000003814697pt" fo:font-weight="bold" officeooo:rsid="0047061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3" style:family="text">
      <style:text-properties style:font-name="Liberation Sans" fo:font-size="13.3000001907349pt" fo:font-style="italic" fo:font-weight="bold" officeooo:rsid="005ab0cf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24" style:family="text">
      <style:text-properties officeooo:rsid="004e8edd"/>
    </style:style>
    <style:style style:name="T25" style:family="text">
      <style:text-properties officeooo:rsid="00508b5d"/>
    </style:style>
    <style:style style:name="T26" style:family="text">
      <style:text-properties officeooo:rsid="0053c800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officeooo:rsid="005c264c"/>
    </style:style>
    <style:style style:name="T29" style:family="text">
      <style:text-properties officeooo:rsid="005c264c"/>
    </style:style>
    <style:style style:name="T30" style:family="text">
      <style:text-properties officeooo:rsid="005dae02"/>
    </style:style>
    <style:style style:name="T31" style:family="text">
      <style:text-properties fo:color="#000080" fo:font-style="italic" fo:font-weight="normal" officeooo:rsid="005d90dc" style:font-style-asian="italic" style:font-weight-asian="normal" style:font-style-complex="italic" style:font-weight-complex="normal"/>
    </style:style>
    <style:style style:name="T32" style:family="text">
      <style:text-properties fo:color="#000080" fo:font-style="italic" fo:font-weight="normal" officeooo:rsid="005dae02" style:font-style-asian="italic" style:font-weight-asian="normal" style:font-style-complex="italic" style:font-weight-complex="normal"/>
    </style:style>
    <style:style style:name="T33" style:family="text">
      <style:text-properties officeooo:rsid="0061cd9f"/>
    </style:style>
    <style:style style:name="T34" style:family="text">
      <style:text-properties officeooo:rsid="0062588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27"><text:a xlink:type="simple" xlink:href="#__RefHeading___Toc429_3875797803" text:style-name="Index_20_Link" text:visited-style-name="Index_20_Link">RESUMO<text:tab/>2</text:a></text:p>
          <text:p text:style-name="P27"><text:a xlink:type="simple" xlink:href="#__RefHeading___Toc431_3875797803" text:style-name="Index_20_Link" text:visited-style-name="Index_20_Link">INTRODUÇÃO<text:tab/>3</text:a></text:p>
          <text:p text:style-name="P27"><text:a xlink:type="simple" xlink:href="#__RefHeading___Toc433_3875797803" text:style-name="Index_20_Link" text:visited-style-name="Index_20_Link">DESENVOLVIMENTO<text:tab/>5</text:a></text:p>
          <text:p text:style-name="P28"><text:a xlink:type="simple" xlink:href="#__RefHeading___Toc437_3875797803" text:style-name="Index_20_Link" text:visited-style-name="Index_20_Link">Objetivo Geral<text:tab/>5</text:a></text:p>
          <text:p text:style-name="P28"><text:a xlink:type="simple" xlink:href="#__RefHeading___Toc439_3875797803" text:style-name="Index_20_Link" text:visited-style-name="Index_20_Link">Objetivos específicos<text:tab/>5</text:a></text:p>
          <text:p text:style-name="P28"><text:a xlink:type="simple" xlink:href="#__RefHeading___Toc441_3875797803" text:style-name="Index_20_Link" text:visited-style-name="Index_20_Link">Justificativa e delimitação do problema<text:tab/>5</text:a></text:p>
          <text:p text:style-name="P28"><text:a xlink:type="simple" xlink:href="#__RefHeading___Toc443_3875797803" text:style-name="Index_20_Link" text:visited-style-name="Index_20_Link">Fundamentação teórica<text:tab/>5</text:a></text:p>
          <text:p text:style-name="P29"><text:a xlink:type="simple" xlink:href="#__RefHeading___Toc948_3875797803" text:style-name="Index_20_Link" text:visited-style-name="Index_20_Link">Android<text:tab/>5</text:a></text:p>
          <text:p text:style-name="P29"><text:a xlink:type="simple" xlink:href="#__RefHeading___Toc956_3875797803" text:style-name="Index_20_Link" text:visited-style-name="Index_20_Link">Ambiente de Desenvolvimento Integrado<text:tab/>6</text:a></text:p>
          <text:p text:style-name="P30"><text:a xlink:type="simple" xlink:href="#__RefHeading___Toc960_3875797803" text:style-name="Index_20_Link" text:visited-style-name="Index_20_Link">Android Studio<text:tab/>6</text:a></text:p>
          <text:p text:style-name="P30"><text:a xlink:type="simple" xlink:href="#__RefHeading___Toc484_3665914781" text:style-name="Index_20_Link" text:visited-style-name="Index_20_Link">OutSystems<text:tab/>6</text:a></text:p>
          <text:p text:style-name="P29"><text:a xlink:type="simple" xlink:href="#__RefHeading___Toc486_3665914781" text:style-name="Index_20_Link" text:visited-style-name="Index_20_Link">Banco de Dados<text:tab/>6</text:a></text:p>
          <text:p text:style-name="P30"><text:a xlink:type="simple" xlink:href="#__RefHeading___Toc966_3875797803" text:style-name="Index_20_Link" text:visited-style-name="Index_20_Link">Banco de dados não relacional<text:tab/>6</text:a></text:p>
          <text:p text:style-name="P29"><text:a xlink:type="simple" xlink:href="#__RefHeading___Toc968_3875797803" text:style-name="Index_20_Link" text:visited-style-name="Index_20_Link">Firebase<text:tab/>6</text:a></text:p>
          <text:p text:style-name="P29"><text:a xlink:type="simple" xlink:href="#__RefHeading___Toc970_3875797803" text:style-name="Index_20_Link" text:visited-style-name="Index_20_Link">Formulários Digitais<text:tab/>6</text:a></text:p>
          <text:p text:style-name="P29"><text:a xlink:type="simple" xlink:href="#__RefHeading___Toc954_3875797803" text:style-name="Index_20_Link" text:visited-style-name="Index_20_Link">Planilhas Online<text:tab/>6</text:a></text:p>
          <text:p text:style-name="P28"><text:a xlink:type="simple" xlink:href="#__RefHeading___Toc445_3875797803" text:style-name="Index_20_Link" text:visited-style-name="Index_20_Link">Metodologia<text:tab/>7</text:a></text:p>
          <text:p text:style-name="P27"><text:a xlink:type="simple" xlink:href="#__RefHeading___Toc435_3875797803" text:style-name="Index_20_Link" text:visited-style-name="Index_20_Link">REFERÊNCIAS<text:tab/>8</text:a></text:p>
        </text:index-body>
      </text:table-of-content>
      <text:h text:style-name="P31" text:outline-level="1"/>
      <text:h text:style-name="P32" text:outline-level="1"/>
      <text:h text:style-name="P35" text:outline-level="1"><text:bookmark-start text:name="__RefHeading___Toc429_3875797803"/>RESUMO<text:bookmark-end text:name="__RefHeading___Toc429_3875797803"/></text:h>
      <text:p text:style-name="P1"><text:span text:style-name="T1">A necessidade de criar pesquisas acadêmicas baseadas em formulários digitais para auxiliar nos projetos integradores </text:span><text:span text:style-name="T14">dos alunos da UNIVESP </text:span><text:span text:style-name="T1">mostrou uma lacuna onde é possível desenvolver um aplicativo que disponibilizará ao usuário a capacidade de criar e responder tais pesquisas de forma mais prática. </text:span><text:span text:style-name="T2">Desenvolvido para ambiente Android o aplicativo permitirá aos alunos a criação de pesquisas acadêmicas baseadas em </text:span><text:span text:style-name="T34">formulários eletrônicos</text:span><text:span text:style-name="T2">, armazenando os links em uma base de dados em nuvem. </text:span><text:span text:style-name="T34">Com o objetivo de facilitar a participação da comunidade UNIVESP</text:span><text:span text:style-name="T2">. </text:span></text:p>
      <text:p text:style-name="P3">PALAVRAS-CHAVE: Projeto integrador; Android; Ban<text:span text:style-name="T5">c</text:span>o de Dados em Nuvem.</text:p>
      <text:h text:style-name="P33" text:outline-level="1"/>
      <text:h text:style-name="P36" text:outline-level="1"><text:bookmark-start text:name="__RefHeading___Toc431_3875797803"/>INTRODUÇÃO<text:bookmark-end text:name="__RefHeading___Toc431_3875797803"/></text:h>
      <text:p text:style-name="P26">O presente projeto consiste em apresentar um aplicativo para facilitar a aprendizagem dos alunos da UNIVESP, diante de todas as dificuldades encontradas, o grupo se uniu e decidiu aplicar suas ideias para composição. </text:p>
      <text:p text:style-name="P24">O aluno terá um grande incentivo e facilidade nos seus estudos a partir deste aplicativo, hoje a UNIVESP possui mais de 30 mil alunos espalhados por centenas de municípios do estado de São Paulo. São estudantes das mais variadas idades e com características diversas. Temos pessoas que trabalham na industrias, comercio, serviços, desempregados, casados, solteiros, moradores de bairros nobres, moradores de periferia, enfim, temos uma infinidade de subgrupos que compõem o grupo de alunos da UNIVESP. Sendo assim, este se torna um ambiente excelente para pesquisas relacionadas aos mais variados temas. </text:p>
      <text:p text:style-name="P22"><text:span text:style-name="T6">A partir daí, d</text:span><text:span text:style-name="T7">esenvolver uma aplicação para smartphone com acesso a banco de dados em nuvem para auxiliar as pesquisas acadêmicas baseadas em formulários digitais. </text:span><text:span text:style-name="T8">Tanto o cadastro dos alunos quanto os formulários enviados serão armazenados em um banco de dados na nuvem e acessados via Smartphone. O aplicativo terá caráter colaborativo. Para cada usuário será atribuída uma pontuação que aumentará à medida que responde formulários de outros usuários. A lista de formulários criados esperan</text:span><text:span text:style-name="T9">d</text:span><text:span text:style-name="T8">o resposta será exibida para todos de modo que os usuários com maior pontuação terão seus formulários exibidos no topo da lista. Desta forma quanto mais formulários o usuário responder maiores serão as chances dos seus próprios formulários serem respondidos por um número maior de pessoas. </text:span><text:span text:style-name="T12">Cada usuário poderá responder um mesmo formulário apenas uma vez. O cadastro dos usuários fornecerá um conjunto de informações que possibilitarão sua classificação em diversos subgrupos permitindo o direcionamento dos formulários criados para um público específico (ex: desempregados, trabalhadores do setor de serviços, cursando primeira graduação, cursando segunda graduação, etc.). <text:s/>isso permitirá total interação entre todos.</text:span></text:p>
      <text:p text:style-name="P22"><text:span text:style-name="T13">Como engenheiros da computação nosso</text:span><text:span text:style-name="T6"> foco do desenvolvimento de aplicativos para smartphone </text:span><text:span text:style-name="T13">é gerar melhorias de vida para os usuários</text:span><text:span text:style-name="T6">. </text:span><text:span text:style-name="T12">Conforme os projetos realizados anteriormente percebemos vários fatores como a <text:s/>dificuldade dos alunos da UNIVESP em encontrar pessoas dispostas a contribuir com informações para as pesquisas de Projeto Integrador, pensamos então em desenvolver um aplicativo Android no qual os alunos interessados em fazer pesquisas para o Projeto Integrador possam se cadastrar e enviar seus formulários para serem respondidos por outros alunos da UNIVESP tendo também que responder os formulários criados por eles. </text:span></text:p>
      <text:p text:style-name="P23"><text:span text:style-name="T10">Integração de ferramentas como interfaces de desenvolvimento, banco de dados, planilhas eletrônicas p</text:span><text:span text:style-name="T11">ara a criação do software mobile para sistema operacional </text:span><text:span text:style-name="T10">A</text:span><text:span text:style-name="T11">ndroid </text:span><text:span text:style-name="T10">com acesso a </text:span><text:span text:style-name="T11">banco de dados para nuvem.</text:span></text:p>
      <text:p text:style-name="P25"><text:soft-page-break/>Sendo assim o total objetivo do projeto é permitir que o aluno tenha suas respostas e pesquisas respondidas e assim a vantagem do aplicativo será inicialmente personalizado para atender as necessidades dos alunos.</text:p>
      <text:h text:style-name="P34" text:outline-level="1"/>
      <text:h text:style-name="P36" text:outline-level="1"><text:bookmark-start text:name="__RefHeading___Toc433_3875797803"/>DESENVOLVIMENTO<text:bookmark-end text:name="__RefHeading___Toc433_3875797803"/></text:h>
      <text:h text:style-name="P39" text:outline-level="2"><text:bookmark-start text:name="__RefHeading___Toc437_3875797803"/>Objetivo Geral<text:bookmark-end text:name="__RefHeading___Toc437_3875797803"/></text:h>
      <text:p text:style-name="P4">Desenvolver um aplicativo para smartphone com acesso a banco de dados em nuvem para auxiliar em pesquisas acadêmicas baseadas em formulários digitais</text:p>
      <text:h text:style-name="P39" text:outline-level="2"><text:bookmark-start text:name="__RefHeading___Toc439_3875797803"/>Objetivos específicos<text:bookmark-end text:name="__RefHeading___Toc439_3875797803"/></text:h>
      <text:list xml:id="list3092631089" text:style-name="L1">
        <text:list-item>
          <text:p text:style-name="P49">Desenvolver uma interface para auxiliar na criação de pesquisas acadêmicas;</text:p>
        </text:list-item>
        <text:list-item>
          <text:p text:style-name="P49">Desenvolver uma interface para auxiliar a responder pesquisas acadêmicas;</text:p>
        </text:list-item>
        <text:list-item>
          <text:p text:style-name="P49">Desenvolver um banco de dados em nuvem para armazenar as pesquisas;</text:p>
        </text:list-item>
        <text:list-item>
          <text:p text:style-name="P49">Desenvolver um sistema de classificação para pontuar os alunos que respondem as pesquisas.</text:p>
        </text:list-item>
      </text:list>
      <text:h text:style-name="P40" text:outline-level="2"><text:bookmark-start text:name="__RefHeading___Toc441_3875797803"/>Justificativa e delimitação do problema<text:bookmark-end text:name="__RefHeading___Toc441_3875797803"/></text:h>
      <text:p text:style-name="P5">A dificuldade em encontrar alunos para responder as pesquisas acadêmicas devido ao fato de precisar encaminhar o link da pesquisa por e-mail, limita a pesquisa a grupos de pessoas conhecidas, a universidade possuí mais de trinta mil alunos, porém as pesquisas acadêmicas baseadas em formulários geram nove a vinte repostas. </text:p>
      <text:p text:style-name="P5">Aumentar o alcance das pesquisas <text:span text:style-name="T3">armazenando em nuvem e </text:span>automatizando o acesso as mesmas por parte dos alunos, <text:span text:style-name="T4">melhorando o levantamento de informações dos projetos integradores e demais trabalhos acadêmicos.</text:span><text:span text:style-name="T3"> </text:span></text:p>
      <text:h text:style-name="P41" text:outline-level="2"><text:bookmark-start text:name="__RefHeading___Toc443_3875797803"/>Fundamentação teórica<text:bookmark-end text:name="__RefHeading___Toc443_3875797803"/></text:h>
      <text:p text:style-name="P9">Nesta etapa do trabalho será feita uma introdução ao conceitos básicos do Sistema Operacional Android, Ferramentas de Desenvolvimento Integrado, Banco de Dados, Formulários Digitais e Planilhas online. Ou seja, toda a base pesquisada para chegar ao resultado do trabalho apresentado.</text:p>
      <text:h text:style-name="P45" text:outline-level="3">Android</text:h>
      <text:p text:style-name="P55"/>
      <text:p text:style-name="P13"/>
      <text:h text:style-name="P43" text:outline-level="2"><text:bookmark-start text:name="__RefHeading___Toc445_3875797803"/>Metodologia<text:bookmark-end text:name="__RefHeading___Toc445_3875797803"/></text:h>
      <text:p text:style-name="P15"><text:span text:style-name="T15">O presente projeto terá sua pesquisa desenvolvida de forma exploratória e definida como pesquisa bibliográfica. Será feito uma pesquisa sobre desenvolvimento de aplicativos em ambiente Android utilizados na atualidade; </text:span><text:span text:style-name="T16">onde incluirá linguagem de programação, </text:span><text:span text:style-name="T29">ambiente de desenvolvimento integrado e ferramentas de pouca codificação</text:span><text:span text:style-name="T15">. Serão </text:span><text:span text:style-name="T16">também </text:span><text:span text:style-name="T15">estudados banco de dados em nuvem </text:span><text:span text:style-name="T16">e </text:span><text:span text:style-name="T29">banco de dados orientado a documentos</text:span><text:span text:style-name="T15"> e sua integração com aplicativos para smartphones, </text:span><text:span text:style-name="T16">por fim</text:span><text:span text:style-name="T15"> </text:span><text:span text:style-name="T16">deverá ser compreendido como integrar formulários digitais para auxiliar em pesquisas de opinião no sistema, por meio da disponibilidade de link.</text:span></text:p>
      <text:p text:style-name="P16"><text:span text:style-name="T31">Técnicas de Design Thinking foram usadas para elaborar o trabalho: na empatia foi levantado um problema que os alunos da UNIVESP têm ao quererem criar uma pesquisa acadêmica; na definição foi encontrado o problema e delimitado, como abranger as pesquisas dos alunos e torná-las mais fáceis de serem encontradas; na ideação o esbouço do aplicativo ganhou forma; na prototipação as funções básicas do aplicativo deverão ser implementadas: permitir criar pesquisas baseadas em formulários e permitir responder pesquisas de uma lista pré criada </text:span><text:span text:style-name="T32">e no teste será implantado o aplicativo para que seja testado e os feedbacks sejam reaproveitados.</text:span><text:span text:style-name="T30"> </text:span></text:p>
      <text:p text:style-name="P14"><text:span text:style-name="T29">A construção</text:span><text:span text:style-name="T16"> </text:span><text:span text:style-name="T29">de </text:span><text:span text:style-name="T16">um protótipo do sistema com função básica principal permitindo o usuário criar uma pesquisa e inserir o link do formulário digital; e outro usuário deverá ser capaz de responder a pesquisa e será então encaminhado aos dois uma confirmação da conclusão do processo. </text:span><text:span text:style-name="T29">A função secundária será um interface que permita listar as pesquisas já criadas para que o usuário seleciona e responda</text:span><text:span text:style-name="T16">. Por fim, toda a documentação do desenvolvimento será disponibilizada para a comunidade de desenvolvedores.</text:span></text:p>
      <text:h text:style-name="P37" text:outline-level="1"><text:bookmark-start text:name="__RefHeading___Toc435_3875797803"/>REFERÊNCIAS<text:bookmark-end text:name="__RefHeading___Toc435_3875797803"/></text:h>
      <text:p text:style-name="P7"/>
      <text:p text:style-name="P8"/>
      <text:h text:style-name="P38" text:outline-level="1">##Programa##</text:h>
      <text:p text:style-name="P20">O sistema deve permitir que o usuário gerencie formulários eletrônicos acadêmicos criados pelos alunos da UNIVESP.</text:p>
      <text:h text:style-name="P42" text:outline-level="2">Funcionalidades</text:h>
      <text:list xml:id="list1825099633" text:style-name="L2">
        <text:list-item>
          <text:p text:style-name="P50">Permitir criar pesquisas baseadas em formulários eletrônicos;</text:p>
        </text:list-item>
        <text:list-item>
          <text:p text:style-name="P50">Permitir responder pesquisas de formulários eletrônicos;</text:p>
          <text:list>
            <text:list-item>
              <text:p text:style-name="P51">Permitir pesquisa avançada;</text:p>
            </text:list-item>
          </text:list>
        </text:list-item>
        <text:list-item>
          <text:p text:style-name="P53">Permitir excluir pesquisas;</text:p>
        </text:list-item>
        <text:list-item>
          <text:p text:style-name="P53">Permitir alterar pesquisas;</text:p>
        </text:list-item>
        <text:list-item>
          <text:p text:style-name="P54">Exigir login para acessar o sistema com nome e senha;</text:p>
        </text:list-item>
        <text:list-item>
          <text:p text:style-name="P54">Permitir alterar a senha de acesso ao sistema;</text:p>
        </text:list-item>
        <text:list-item>
          <text:p text:style-name="P52">Classificar os alunos que mais respondem formulários;</text:p>
        </text:list-item>
        <text:list-item>
          <text:p text:style-name="P52">Formulários criados são classificados de acordo com os pontos do aluno;</text:p>
        </text:list-item>
      </text:list>
      <text:h text:style-name="P42" text:outline-level="2">Detalhes <text:span text:style-name="T33">das funções principais </text:span></text:h>
      <text:h text:style-name="Heading_20_3" text:outline-level="3">Função de criar pesquisa</text:h>
      <text:p text:style-name="P20">O aluno (usuário) cria seu formulário eletrônico no Google Forms, depois cópia o link para área de transferência do OS, abre o aplicativo de Gerenciamento de Formulário Eletrônico Acadêmico (GFEA), seleciona o menu criar pesquisa, insere os dados e cola o link. Pronto a pesquisa está criada e será inserida na nuvem para outros discentes responderem.</text:p>
      <text:h text:style-name="P44" text:outline-level="3">Responder pesquisada</text:h>
      <text:p text:style-name="P21">O usuário seleciona no menu principal o item Responder Pesquisas, automaticamente o sistema coloca as pesquisas criadas de outros alunos a disposição, o usuário seleciona a pesquisa que mais lhe interessa, o sistema então o direciona ao navegador com o formulário eletrônico. Ao terminar de responder o navegador fecha e o usuário retorna ao aplicativ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ormal0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Character_5f_20_5f_style" text:bullet-char="●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Noto Sans Symbols'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'Noto Sans Symbols'"/>
      </text:list-level-style-bullet>
      <text:list-level-style-bullet text:level="4" text:style-name="Character_5f_20_5f_style" text:bullet-char="●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Noto Sans Symbols'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'Noto Sans Symbols'"/>
      </text:list-level-style-bullet>
      <text:list-level-style-bullet text:level="7" text:style-name="Character_5f_20_5f_style" text:bullet-char="●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Noto Sans Symbols'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3T20:54:27.378244441</meta:creation-date>
    <meta:editing-duration>PT18H31M37S</meta:editing-duration>
    <meta:editing-cycles>62</meta:editing-cycles>
    <meta:generator>LibreOffice/6.4.6.2$Linux_X86_64 LibreOffice_project/40$Build-2</meta:generator>
    <dc:date>2021-05-05T18:00:53.530469168</dc:date>
    <meta:document-statistic meta:table-count="0" meta:image-count="0" meta:object-count="0" meta:page-count="8" meta:paragraph-count="65" meta:word-count="1280" meta:character-count="8627" meta:non-whitespace-character-count="7415"/>
  </office:meta>
</office:document-meta>
</file>